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07c" officeooo:paragraph-rsid="0009907c"/>
    </style:style>
    <style:style style:name="P2" style:family="paragraph" style:parent-style-name="Standard">
      <style:text-properties officeooo:rsid="000b6d21" officeooo:paragraph-rsid="000b6d21"/>
    </style:style>
    <style:style style:name="P3" style:family="paragraph" style:parent-style-name="Standard">
      <style:text-properties officeooo:rsid="000b6d21" officeooo:paragraph-rsid="000b6d21"/>
    </style:style>
    <style:style style:name="P4" style:family="paragraph" style:parent-style-name="Standard">
      <style:text-properties officeooo:rsid="000d43b6" officeooo:paragraph-rsid="000d43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os final de curso</text:p>
      <text:p text:style-name="P1"/>
      <text:p text:style-name="P2">descarga do porta contentores <text:s/>pela lateral</text:p>
      <text:p text:style-name="P2"/>
      <text:p text:style-name="P4">sistema de lavagem dos copos</text:p>
      <text:p text:style-name="P2"/>
      <text:p text:style-name="P2"/>
      <text:p text:style-name="P2"/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00:40:17.620908315</meta:creation-date>
    <meta:editing-duration>PT3M20S</meta:editing-duration>
    <meta:editing-cycles>2</meta:editing-cycles>
    <meta:generator>LibreOffice/5.1.6.2$Linux_X86_64 LibreOffice_project/10m0$Build-2</meta:generator>
    <dc:date>2019-02-08T00:43:27.197852565</dc:date>
    <meta:document-statistic meta:table-count="0" meta:image-count="0" meta:object-count="0" meta:page-count="1" meta:paragraph-count="4" meta:word-count="15" meta:character-count="96" meta:non-whitespace-character-count="82"/>
  </office:meta>
</office:document-meta>
</file>